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3" style:family="paragraph" style:parent-style-name="Standard">
      <style:text-properties fo:font-weight="bold" officeooo:rsid="00205ae1" officeooo:paragraph-rsid="00205ae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5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2">5</text:span>L<text:span text:style-name="T2">5</text:span> German</text:p>
      <text:p text:style-name="P2"/>
      <text:p text:style-name="P2"/>
      <text:p text:style-name="P3">Colors</text:p>
      <text:p text:style-name="P3"/>
      <text:p text:style-name="P3"><text:tab/>rot<text:tab/><text:tab/><text:span text:style-name="T1">red</text:span></text:p>
      <text:p text:style-name="P3"><text:tab/>orange<text:tab/><text:tab/><text:span text:style-name="T1">orange</text:span></text:p>
      <text:p text:style-name="P3"><text:tab/>gelb<text:tab/><text:tab/><text:span text:style-name="T1">yellow</text:span></text:p>
      <text:p text:style-name="P3"><text:tab/>gr[u]n<text:tab/><text:tab/><text:span text:style-name="T1">green</text:span></text:p>
      <text:p text:style-name="P3"><text:tab/>blau<text:tab/><text:tab/><text:span text:style-name="T1">blue</text:span></text:p>
      <text:p text:style-name="P3"><text:tab/>lila<text:tab/><text:tab/><text:span text:style-name="T1">purple</text:span></text:p>
      <text:p text:style-name="P3"><text:tab/>rosa<text:tab/><text:tab/><text:span text:style-name="T1">pink</text:span></text:p>
      <text:p text:style-name="P3"><text:tab/>braun<text:tab/><text:tab/><text:span text:style-name="T1">brown</text:span></text:p>
      <text:p text:style-name="P3"><text:tab/>grau<text:tab/><text:tab/><text:span text:style-name="T1">grey</text:span></text:p>
      <text:p text:style-name="P3"><text:tab/>schwarz<text:tab/><text:span text:style-name="T1">black</text:span></text:p>
      <text:p text:style-name="P3"><text:tab/>wei[ss]<text:tab/><text:tab/><text:span text:style-name="T1">white</text:span></text:p>
      <text:p text:style-name="P3"><text:span text:style-name="T1"/></text:p>
      <text:p text:style-name="P3"><text:span text:style-name="T1"><text:tab/></text:span>Asking and answering “What is your favorite color?”</text:p>
      <text:p text:style-name="P3"/>
      <text:p text:style-name="P3"><text:tab/><text:tab/>Was is deine Lieblingsfarbe?</text:p>
      <text:p text:style-name="P3"><text:tab/><text:tab/><text:span text:style-name="T1">What is your favorite color?</text:span></text:p>
      <text:p text:style-name="P3"><text:span text:style-name="T1"/></text:p>
      <text:p text:style-name="P3"><text:span text:style-name="T1"><text:tab/><text:tab/></text:span>Black<text:tab/><text:tab/><text:span text:style-name="T1">Meine Lieblingsfarbe ist schwarz.</text:span></text:p>
      <text:p text:style-name="P3"><text:tab/><text:tab/>Green<text:tab/><text:tab/><text:span text:style-name="T1">Meine Lieblingsfarbe ist gr[u]n </text:span></text:p>
      <text:p text:style-name="P3"><text:tab/><text:tab/>Yellow<text:tab/><text:tab/><text:span text:style-name="T1">Meine Lieblingsfarbe ist gelb.</text:span></text:p>
      <text:p text:style-name="P3"><text:tab/><text:tab/>Blue<text:tab/><text:tab/><text:span text:style-name="T1">Meine Lieblingsfarbe ist blau.</text:span></text:p>
      <text:p text:style-name="P3"><text:tab/><text:tab/>Purple<text:tab/><text:tab/><text:span text:style-name="T1">Meine Lieblingsfarbe ist rosa.</text:span></text:p>
      <text:p text:style-name="P3"/>
      <text:p text:style-name="P3"><text:tab/>..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20T13:32:43.278291273</dc:date>
    <meta:editing-duration>PT52M57S</meta:editing-duration>
    <meta:editing-cycles>10</meta:editing-cycles>
    <meta:generator>LibreOffice/4.4.7.2$Linux_X86_64 LibreOffice_project/40$Build-2</meta:generator>
    <meta:document-statistic meta:table-count="0" meta:image-count="0" meta:object-count="0" meta:page-count="1" meta:paragraph-count="23" meta:word-count="69" meta:character-count="474" meta:non-whitespace-character-count="385"/>
  </office:meta>
</office:document-meta>
</file>